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8c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My goal is to create a website for the GlassTees company. <text:s/>It will display featured items, previous work done by GlassTees, have a page for consumers to create their own shirt or glass engraving and be able to order produ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9:22:28.864104664</meta:creation-date>
    <dc:date>2016-09-09T19:25:21.737693047</dc:date>
    <meta:editing-duration>P0D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1" meta:word-count="40" meta:character-count="226" meta:non-whitespace-character-count="185"/>
  </office:meta>
</office:document-meta>
</file>